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22"/>
        <table:table-column table:style-name="co3" table:default-cell-style-name="ce12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BOM BoxSet V.2 mobile UniProKit UPKlib V2.06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Frame: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Tslot32 </text:p>
          </table:table-cell>
          <table:table-cell/>
          <table:table-cell office:value-type="float" office:value="17092207" calcext:value-type="float">
            <text:p>17092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right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32con </text:p>
          </table:table-cell>
          <table:table-cell/>
          <table:table-cell office:value-type="float" office:value="17092218" calcext:value-type="float">
            <text:p>17092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16 </text:p>
          </table:table-cell>
          <table:table-cell/>
          <table:table-cell office:value-type="float" office:value="17092205" calcext:value-type="float">
            <text:p>17092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-link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Slot direct-corner-connection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Right-Angle-Connecto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6 </text:p>
          </table:table-cell>
          <table:table-cell/>
          <table:table-cell office:value-type="float" office:value="17092305" calcext:value-type="float">
            <text:p>17092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utplate for Right-Angle-Connector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connector </text:p>
          </table:table-cell>
          <table:table-cell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ght-Angle-Connector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_plate </text:p>
          </table:table-cell>
          <table:table-cell/>
          <table:table-cell office:value-type="float" office:value="17092502" calcext:value-type="float">
            <text:p>17092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ner Front- and Mount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ttom_plate </text:p>
          </table:table-cell>
          <table:table-cell/>
          <table:table-cell office:value-type="float" office:value="17092501" calcext:value-type="float">
            <text:p>1709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ner Bottom-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gle4 </text:p>
          </table:table-cell>
          <table:table-cell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 Mount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.5x16 woodscrew </text:p>
          </table:table-cell>
          <table:table-cell/>
          <table:table-cell office:value-type="float" office:value="18081701" calcext:value-type="float">
            <text:p>180817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ndle </text:p>
          </table:table-cell>
          <table:table-cell/>
          <table:table-cell office:value-type="float" office:value="17122301" calcext:value-type="float">
            <text:p>17122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ndl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table:style-name="ce7" office:value-type="string" calcext:value-type="string">
            <text:p>Cover: </text:p>
          </table:table-cell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office:value-type="string" calcext:value-type="string">
            <text:p>M6x8 </text:p>
          </table:table-cell>
          <table:table-cell/>
          <table:table-cell office:value-type="float" office:value="17092303" calcext:value-type="float">
            <text:p>1709230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rew f. Cover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Handles plus 12mm Plate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opBottom-Cove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utplate for Cover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pBottomNG2b</text:p>
          </table:table-cell>
          <table:table-cell/>
          <table:table-cell office:value-type="float" office:value="18011601" calcext:value-type="float">
            <text:p>18011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,Bottom Film Faced Phenolic Plywood 12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b</text:p>
          </table:table-cell>
          <table:table-cell/>
          <table:table-cell office:value-type="float" office:value="18011602" calcext:value-type="float">
            <text:p>18011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nt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c_ifmount</text:p>
          </table:table-cell>
          <table:table-cell/>
          <table:table-cell office:value-type="float" office:value="18011603" calcext:value-type="float">
            <text:p>18011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k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_transp</text:p>
          </table:table-cell>
          <table:table-cell/>
          <table:table-cell office:value-type="float" office:value="18011604" calcext:value-type="float">
            <text:p>18011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de Cover Acryl-glas 6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</text:p>
          </table:table-cell>
          <table:table-cell/>
          <table:table-cell office:value-type="float" office:value="18081702" calcext:value-type="float">
            <text:p>18081702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ide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fmountNG1c </text:p>
          </table:table-cell>
          <table:table-cell/>
          <table:table-cell office:value-type="float" office:value="18050303" calcext:value-type="float">
            <text:p>1805030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Interface mountplat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13" table:number-columns-repeated="5"/>
          <table:table-cell table:style-name="ce24"/>
          <table:table-cell table:style-name="ce26"/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0.00.0000</text:date>, <text:time style:data-style-name="N2" text:time-value="00:16:20.190823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10-08T00:16:45.343064892</dc:date>
    <dc:creator>os </dc:creator>
    <meta:editing-duration>PT2H27M7S</meta:editing-duration>
    <meta:editing-cycles>15</meta:editing-cycles>
    <meta:document-statistic meta:table-count="1" meta:cell-count="135" meta:object-count="0"/>
  </office:meta>
</office:document-meta>
</file>